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9636"/>
    </style:style>
    <style:style style:name="P2" style:family="paragraph" style:parent-style-name="Standard">
      <style:text-properties officeooo:paragraph-rsid="00149636"/>
    </style:style>
    <style:style style:name="P3" style:family="paragraph" style:parent-style-name="Standard">
      <style:text-properties fo:font-weight="bold" officeooo:rsid="0018a3cf" officeooo:paragraph-rsid="0018a3c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mond star pattern</text:p>
      <text:p text:style-name="P1"/>
      <text:p text:style-name="P1">#include&lt;iostream&gt;</text:p>
      <text:p text:style-name="P1">using namespace std;</text:p>
      <text:p text:style-name="P1">int main()</text:p>
      <text:p text:style-name="P1">{</text:p>
      <text:p text:style-name="P1"><text:s text:c="4"/>int i, j, rowNum, space;</text:p>
      <text:p text:style-name="P1"><text:s text:c="4"/>cout&lt;&lt;"Enter the Number of Rows: ";</text:p>
      <text:p text:style-name="P1"><text:s text:c="4"/>cin&gt;&gt;rowNum;</text:p>
      <text:p text:style-name="P1"><text:s text:c="4"/>space = rowNum-1;</text:p>
      <text:p text:style-name="P1"><text:s text:c="4"/>for(i=1; i&lt;=rowNum; i++)</text:p>
      <text:p text:style-name="P1"><text:s text:c="4"/>{</text:p>
      <text:p text:style-name="P1"><text:s text:c="8"/>for(j=1; j&lt;=space; j++)</text:p>
      <text:p text:style-name="P1"><text:s text:c="12"/>cout&lt;&lt;" ";</text:p>
      <text:p text:style-name="P1"><text:s text:c="8"/>space--;</text:p>
      <text:p text:style-name="P1"><text:s text:c="8"/>for(j=1; j&lt;=(2*i-1); j++)</text:p>
      <text:p text:style-name="P1"><text:s text:c="12"/>cout&lt;&lt;"*";</text:p>
      <text:p text:style-name="P1"><text:s text:c="8"/>cout&lt;&lt;endl;</text:p>
      <text:p text:style-name="P1"><text:s text:c="4"/>}</text:p>
      <text:p text:style-name="P1"><text:s text:c="4"/>space = 1;</text:p>
      <text:p text:style-name="P1"><text:s text:c="4"/>for(i=1; i&lt;=(rowNum-1); i++)</text:p>
      <text:p text:style-name="P1"><text:s text:c="4"/>{</text:p>
      <text:p text:style-name="P1"><text:s text:c="8"/>for(j=1; j&lt;=space; j++)</text:p>
      <text:p text:style-name="P1"><text:s text:c="12"/>cout&lt;&lt;" ";</text:p>
      <text:p text:style-name="P1"><text:s text:c="8"/>space++;</text:p>
      <text:p text:style-name="P1"><text:s text:c="8"/>for(j=1; j&lt;=(2*(rowNum-i)-1); j++)</text:p>
      <text:p text:style-name="P1"><text:s text:c="12"/>cout&lt;&lt;"*";</text:p>
      <text:p text:style-name="P1"><text:s text:c="8"/>cout&lt;&lt;endl;</text:p>
      <text:p text:style-name="P1"><text:s text:c="4"/>}</text:p>
      <text:p text:style-name="P1"><text:s text:c="4"/>cout&lt;&lt;endl;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7-05T10:50:15.740678046</dc:date>
    <meta:editing-duration>PT2H50M12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65" meta:character-count="591" meta:non-whitespace-character-count="394"/>
  </office:meta>
</office:document-meta>
</file>